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624bb" officeooo:paragraph-rsid="002624bb"/>
    </style:style>
    <style:style style:name="P2" style:family="paragraph" style:parent-style-name="Standard">
      <style:text-properties officeooo:rsid="002ee209" officeooo:paragraph-rsid="002624bb"/>
    </style:style>
    <style:style style:name="P3" style:family="paragraph" style:parent-style-name="Standard">
      <style:text-properties officeooo:rsid="002ee209" officeooo:paragraph-rsid="002ee209"/>
    </style:style>
    <style:style style:name="P4" style:family="paragraph" style:parent-style-name="Standard">
      <style:text-properties officeooo:rsid="00236562" officeooo:paragraph-rsid="00236562"/>
    </style:style>
    <style:style style:name="P5" style:family="paragraph" style:parent-style-name="Standard">
      <style:text-properties officeooo:rsid="0027e34f" officeooo:paragraph-rsid="0027e34f"/>
    </style:style>
    <style:style style:name="P6" style:family="paragraph" style:parent-style-name="Standard">
      <style:text-properties officeooo:rsid="002e3706" officeooo:paragraph-rsid="002d4b80"/>
    </style:style>
    <style:style style:name="P7" style:family="paragraph" style:parent-style-name="Standard">
      <style:text-properties officeooo:rsid="002e3706" officeooo:paragraph-rsid="002e3706"/>
    </style:style>
    <style:style style:name="P8" style:family="paragraph" style:parent-style-name="Standard">
      <style:text-properties officeooo:rsid="0016da2c" officeooo:paragraph-rsid="0016da2c"/>
    </style:style>
    <style:style style:name="P9" style:family="paragraph" style:parent-style-name="Standard">
      <style:text-properties officeooo:rsid="0017d21f" officeooo:paragraph-rsid="0017d21f"/>
    </style:style>
    <style:style style:name="P10" style:family="paragraph" style:parent-style-name="Standard">
      <style:text-properties officeooo:rsid="0017d21f" officeooo:paragraph-rsid="001815ff"/>
    </style:style>
    <style:style style:name="P11" style:family="paragraph" style:parent-style-name="Standard">
      <style:text-properties officeooo:rsid="002066d7" officeooo:paragraph-rsid="002066d7"/>
    </style:style>
    <style:style style:name="P12" style:family="paragraph" style:parent-style-name="Standard">
      <style:text-properties fo:font-weight="bold" officeooo:rsid="0017d21f" officeooo:paragraph-rsid="0017d21f" style:font-weight-asian="bold" style:font-weight-complex="bold"/>
    </style:style>
    <style:style style:name="P13" style:family="paragraph" style:parent-style-name="Standard">
      <style:text-properties fo:font-weight="bold" officeooo:rsid="002130f4" officeooo:paragraph-rsid="002130f4" style:font-weight-asian="bold" style:font-weight-complex="bold"/>
    </style:style>
    <style:style style:name="P14" style:family="paragraph" style:parent-style-name="Standard">
      <style:text-properties fo:font-weight="bold" officeooo:rsid="002318e5" officeooo:paragraph-rsid="002318e5" style:font-weight-asian="bold" style:font-weight-complex="bold"/>
    </style:style>
    <style:style style:name="P15" style:family="paragraph" style:parent-style-name="Standard">
      <style:text-properties fo:font-weight="bold" officeooo:rsid="001a7770" officeooo:paragraph-rsid="001a7770" style:font-weight-asian="bold" style:font-weight-complex="bold"/>
    </style:style>
    <style:style style:name="P16" style:family="paragraph" style:parent-style-name="Standard">
      <style:text-properties fo:font-weight="bold" officeooo:rsid="00186152" officeooo:paragraph-rsid="00186152" style:font-weight-asian="bold" style:font-weight-complex="bold"/>
    </style:style>
    <style:style style:name="P17" style:family="paragraph" style:parent-style-name="Standard">
      <style:text-properties fo:font-weight="bold" officeooo:rsid="001de444" officeooo:paragraph-rsid="001de444" style:font-weight-asian="bold" style:font-weight-complex="bold"/>
    </style:style>
    <style:style style:name="P18" style:family="paragraph" style:parent-style-name="Standard">
      <style:text-properties fo:font-weight="bold" officeooo:rsid="00204836" officeooo:paragraph-rsid="00204836" style:font-weight-asian="bold" style:font-weight-complex="bold"/>
    </style:style>
    <style:style style:name="P19" style:family="paragraph" style:parent-style-name="Standard">
      <style:text-properties fo:font-weight="bold" officeooo:rsid="001fc172" officeooo:paragraph-rsid="001fc17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6da2c" officeooo:paragraph-rsid="0016da2c" style:font-weight-asian="bold" style:font-weight-complex="bold"/>
    </style:style>
    <style:style style:name="P21" style:family="paragraph" style:parent-style-name="Standard">
      <style:text-properties officeooo:rsid="002130f4" officeooo:paragraph-rsid="002130f4"/>
    </style:style>
    <style:style style:name="P22" style:family="paragraph" style:parent-style-name="Standard">
      <style:text-properties officeooo:rsid="001815ff" officeooo:paragraph-rsid="001815ff"/>
    </style:style>
    <style:style style:name="P23" style:family="paragraph" style:parent-style-name="Standard">
      <style:text-properties officeooo:rsid="001815ff" officeooo:paragraph-rsid="00181f92"/>
    </style:style>
    <style:style style:name="P24" style:family="paragraph" style:parent-style-name="Standard">
      <style:text-properties officeooo:rsid="00181f92" officeooo:paragraph-rsid="00181f92"/>
    </style:style>
    <style:style style:name="P25" style:family="paragraph" style:parent-style-name="Standard">
      <style:text-properties officeooo:rsid="001a7770" officeooo:paragraph-rsid="001a7770"/>
    </style:style>
    <style:style style:name="P26" style:family="paragraph" style:parent-style-name="Standard">
      <style:text-properties officeooo:rsid="001d13f5" officeooo:paragraph-rsid="001d13f5"/>
    </style:style>
    <style:style style:name="P27" style:family="paragraph" style:parent-style-name="Standard">
      <style:text-properties fo:font-weight="normal" officeooo:rsid="001d13f5" officeooo:paragraph-rsid="001a7770" style:font-weight-asian="normal" style:font-weight-complex="normal"/>
    </style:style>
    <style:style style:name="P28" style:family="paragraph" style:parent-style-name="Standard">
      <style:text-properties fo:font-weight="normal" officeooo:rsid="001d13f5" officeooo:paragraph-rsid="001d13f5" style:font-weight-asian="normal" style:font-weight-complex="normal"/>
    </style:style>
    <style:style style:name="P29" style:family="paragraph" style:parent-style-name="Standard">
      <style:text-properties officeooo:rsid="00186152" officeooo:paragraph-rsid="00186152"/>
    </style:style>
    <style:style style:name="P30" style:family="paragraph" style:parent-style-name="Standard">
      <style:text-properties officeooo:rsid="001fc172" officeooo:paragraph-rsid="001fc172"/>
    </style:style>
    <style:style style:name="P31" style:family="paragraph" style:parent-style-name="Standard">
      <style:text-properties officeooo:rsid="001947e0" officeooo:paragraph-rsid="001947e0"/>
    </style:style>
    <style:style style:name="P32" style:family="paragraph" style:parent-style-name="Standard">
      <style:text-properties officeooo:rsid="00204836" officeooo:paragraph-rsid="00204836"/>
    </style:style>
    <style:style style:name="P33" style:family="paragraph" style:parent-style-name="Standard">
      <style:text-properties officeooo:rsid="0027204a" officeooo:paragraph-rsid="0027204a"/>
    </style:style>
    <style:style style:name="P34" style:family="paragraph" style:parent-style-name="Standard">
      <style:text-properties officeooo:rsid="002921ee" officeooo:paragraph-rsid="002921ee"/>
    </style:style>
    <style:style style:name="P35" style:family="paragraph" style:parent-style-name="Standard">
      <style:text-properties officeooo:rsid="0029dbb4" officeooo:paragraph-rsid="0029dbb4"/>
    </style:style>
    <style:style style:name="P36" style:family="paragraph" style:parent-style-name="Standard">
      <style:text-properties officeooo:rsid="002a2bf9" officeooo:paragraph-rsid="002a2bf9"/>
    </style:style>
    <style:style style:name="P37" style:family="paragraph" style:parent-style-name="Standard">
      <style:text-properties officeooo:rsid="002bbb00" officeooo:paragraph-rsid="002bbb00"/>
    </style:style>
    <style:style style:name="P38" style:family="paragraph" style:parent-style-name="Standard">
      <style:text-properties officeooo:rsid="002d4b80" officeooo:paragraph-rsid="002d4b80"/>
    </style:style>
    <style:style style:name="P39" style:family="paragraph" style:parent-style-name="Standard">
      <style:paragraph-properties fo:break-before="page"/>
      <style:text-properties officeooo:rsid="002ee209" officeooo:paragraph-rsid="002ee209"/>
    </style:style>
    <style:style style:name="P40" style:family="paragraph" style:parent-style-name="Standard">
      <style:paragraph-properties fo:break-before="page"/>
      <style:text-properties officeooo:rsid="0027204a" officeooo:paragraph-rsid="0027204a"/>
    </style:style>
    <style:style style:name="P41" style:family="paragraph" style:parent-style-name="Standard">
      <style:paragraph-properties fo:break-before="page"/>
      <style:text-properties officeooo:rsid="0027e34f" officeooo:paragraph-rsid="0027e34f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officeooo:rsid="0017d21f" officeooo:paragraph-rsid="0017d21f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weight="bold" officeooo:rsid="001a7770" officeooo:paragraph-rsid="001a7770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fo:font-weight="bold" officeooo:rsid="00186152" officeooo:paragraph-rsid="00186152" style:font-weight-asian="bold" style:font-weight-complex="bold"/>
    </style:style>
    <style:style style:name="P45" style:family="paragraph" style:parent-style-name="Standard">
      <style:paragraph-properties fo:break-before="page"/>
      <style:text-properties officeooo:rsid="002624bb" officeooo:paragraph-rsid="002624bb"/>
    </style:style>
    <style:style style:name="P46" style:family="paragraph" style:parent-style-name="Standard">
      <style:paragraph-properties fo:break-before="page"/>
      <style:text-properties officeooo:rsid="002921ee" officeooo:paragraph-rsid="002921ee"/>
    </style:style>
    <style:style style:name="P47" style:family="paragraph" style:parent-style-name="Standard">
      <style:paragraph-properties fo:break-before="page"/>
      <style:text-properties officeooo:rsid="0029dbb4" officeooo:paragraph-rsid="0029dbb4"/>
    </style:style>
    <style:style style:name="P48" style:family="paragraph" style:parent-style-name="Standard">
      <style:paragraph-properties fo:break-before="page"/>
      <style:text-properties officeooo:rsid="002a2bf9" officeooo:paragraph-rsid="002a2bf9"/>
    </style:style>
    <style:style style:name="P49" style:family="paragraph" style:parent-style-name="Standard">
      <style:paragraph-properties fo:break-before="page"/>
      <style:text-properties officeooo:rsid="002bbb00" officeooo:paragraph-rsid="002bbb00"/>
    </style:style>
    <style:style style:name="P50" style:family="paragraph" style:parent-style-name="Standard">
      <style:paragraph-properties fo:break-before="page"/>
      <style:text-properties officeooo:rsid="002d4b80" officeooo:paragraph-rsid="002d4b80"/>
    </style:style>
    <style:style style:name="T1" style:family="text">
      <style:text-properties officeooo:rsid="00181f92"/>
    </style:style>
    <style:style style:name="T2" style:family="text">
      <style:text-properties officeooo:rsid="001a7770"/>
    </style:style>
    <style:style style:name="T3" style:family="text">
      <style:text-properties officeooo:rsid="001d13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c172"/>
    </style:style>
    <style:style style:name="T6" style:family="text">
      <style:text-properties officeooo:rsid="00204836"/>
    </style:style>
    <style:style style:name="T7" style:family="text">
      <style:text-properties officeooo:rsid="002130f4"/>
    </style:style>
    <style:style style:name="T8" style:family="text">
      <style:text-properties officeooo:rsid="00236562"/>
    </style:style>
    <style:style style:name="T9" style:family="text">
      <style:text-properties officeooo:rsid="00253115"/>
    </style:style>
    <style:style style:name="T10" style:family="text">
      <style:text-properties officeooo:rsid="002e41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++11 for C++03 programmers.</text:p>
      <text:p text:style-name="P8"/>
      <text:p text:style-name="P8">This is intended as an introduction of C++11 features to programmers already familiar with an earlier standard of C++ (i.e. please don't use this as a way to learn C++).</text:p>
      <text:p text:style-name="P8">This only covers language features and doesn't discuss the additions and changes to the stdlib.</text:p>
      <text:p text:style-name="P8"/>
      <text:p text:style-name="P8">Subjects are separated into 5 levels of difficulty:</text:p>
      <text:p text:style-name="P8">Easy, Medium, Hard, Very Hard and Mind <text:span text:style-name="T10">Numb</text:span>ingly Hard.</text:p>
      <text:p text:style-name="P8"/>
      <text:p text:style-name="P8"/>
      <text:p text:style-name="P8">Easy</text:p>
      <text:p text:style-name="P8"/>
      <text:p text:style-name="P9">Null Pointer - `nullptr`</text:p>
      <text:p text:style-name="P11">Type Aliases - <text:span text:style-name="T8">`using`</text:span></text:p>
      <text:p text:style-name="P9">Type Inference - `auto` and `decltype`</text:p>
      <text:p text:style-name="P4">Scoped Enmerations</text:p>
      <text:p text:style-name="P3">Enumerations With A Fixed Underlying Type</text:p>
      <text:p text:style-name="P3">Static Assertions</text:p>
      <text:p text:style-name="P3"/>
      <text:p text:style-name="P3">Medium</text:p>
      <text:p text:style-name="P3"/>
      <text:p text:style-name="P3">String Literals</text:p>
      <text:p text:style-name="P3">Range-Based For Loop</text:p>
      <text:p text:style-name="P3">Explicit Conversion Functions</text:p>
      <text:p text:style-name="P3">Delegating Constructors</text:p>
      <text:p text:style-name="P3">Defaulted Constructors</text:p>
      <text:p text:style-name="P3">Deleted Constructors</text:p>
      <text:p text:style-name="P3">Deleted Functions</text:p>
      <text:p text:style-name="P3">The constexpr specifier</text:p>
      <text:p text:style-name="P4"/>
      <text:p text:style-name="P3">Hard</text:p>
      <text:p text:style-name="P3"/>
      <text:p text:style-name="P3">Template Type Aliases</text:p>
      <text:p text:style-name="P3">The override Specifier</text:p>
      <text:p text:style-name="P3">The final Specifier</text:p>
      <text:p text:style-name="P3">User Defined Literals</text:p>
      <text:p text:style-name="P3"/>
      <text:p text:style-name="P3">Very Hard</text:p>
      <text:p text:style-name="P3"/>
      <text:p text:style-name="P3">Move Semantics</text:p>
      <text:p text:style-name="P3">Alignment</text:p>
      <text:p text:style-name="P3"/>
      <text:p text:style-name="P3">Mind Numbingly Hard</text:p>
      <text:p text:style-name="P3"/>
      <text:p text:style-name="P3">Variadic Templates</text:p>
      <text:p text:style-name="P9"/>
      <text:p text:style-name="P42">Easy</text:p>
      <text:p text:style-name="P9"/>
      <text:p text:style-name="P12"/>
      <text:p text:style-name="P42">Null Pointers</text:p>
      <text:p text:style-name="P9"/>
      <text:p text:style-name="P10"/>
      <text:p text:style-name="P13">Overview</text:p>
      <text:p text:style-name="P21"/>
      <text:p text:style-name="P10">Prior to C++11, C++ was using a tweaked version of the C idiom of relying on the define `NULL` to represent the null pointer. <text:span text:style-name="T1">In C++ `NULL` is typically defined as `0`, which means that an expression such as `int a = NULL` is perfectly valid in C++03.</text:span></text:p>
      <text:p text:style-name="P9"/>
      <text:p text:style-name="P9">To rectify this awkward situation, C++11 introduced a new keyword, `nullptr`, to finally give the language a well defined meaning of null that doesn't rely on an external library.</text:p>
      <text:p text:style-name="P9"/>
      <text:p text:style-name="P13">The nullptr pointer literal</text:p>
      <text:p text:style-name="P9"/>
      <text:p text:style-name="P9">`nullptr` is special because aside from being a keyword it's also a literal constant with its own type.</text:p>
      <text:p text:style-name="P9">This is significant because of its greater implications on interacting with the `nullptr` literal.</text:p>
      <text:p text:style-name="P9">(The type of `nullptr` is often referred to as `std::nullptr_t`, but I will be referring to it as `nullptr_t` (without the `std` namespace) <text:span text:style-name="T7">because its type can be inferred without using the stdlib, a process which shall be explained in the `Type Inference` section</text:span>.)</text:p>
      <text:p text:style-name="P9"/>
      <text:p text:style-name="P9">Firstly `nullptr_t` can have its own set of rules as to what types it's allowed to be cast to.</text:p>
      <text:p text:style-name="P22">`nullptr_` is implicitly convertible to the null pointer value of any pointer type, and any pointer to member type.</text:p>
      <text:p text:style-name="P22"/>
      <text:p text:style-name="P22">Secondly, as `nullptr_t` is its own type, it can be used in function overloads to detect when the `nullptr` literal is being used as an argument type, and respond accordingly – typically by omitting code or creating a compile time error (the typical mechanism for doing so, `static_cast`, will be discussed later).</text:p>
      <text:p text:style-name="P22"/>
      <text:p text:style-name="P22">For example:</text:p>
      <text:p text:style-name="P22"/>
      <text:p text:style-name="P22">```</text:p>
      <text:p text:style-name="P22">void function(void * <text:span text:style-name="T1">p</text:span>)</text:p>
      <text:p text:style-name="P22">{</text:p>
      <text:p text:style-name="P22"><text:s text:c="4"/>// <text:span text:style-name="T1">Print pointer in hexadecimal</text:span></text:p>
      <text:p text:style-name="P23"><text:s text:c="4"/>std::cout &lt;&lt; <text:span text:style-name="T1">std::hex &lt;&lt; reinterpret</text:span>_cast&lt;<text:span text:style-name="T1">int&gt;(p) &lt;&lt; '\n';</text:span></text:p>
      <text:p text:style-name="P23">}</text:p>
      <text:p text:style-name="P23"/>
      <text:p text:style-name="P23">void function(<text:span text:style-name="T1">std::nullptr_t</text:span>)</text:p>
      <text:p text:style-name="P23">{</text:p>
      <text:p text:style-name="P23"><text:s text:c="4"/>// <text:span text:style-name="T1">Print word “nullptr”</text:span></text:p>
      <text:p text:style-name="P23"><text:s text:c="4"/>std::cout &lt;&lt; “<text:span text:style-name="T1">nullptr” &lt;&lt; '\n';</text:span></text:p>
      <text:p text:style-name="P23">}</text:p>
      <text:p text:style-name="P23"/>
      <text:p text:style-name="P24">int main(void)</text:p>
      <text:p text:style-name="P24">{</text:p>
      <text:p text:style-name="P24"><text:s text:c="4"/>int a = 0;</text:p>
      <text:p text:style-name="P24"><text:s text:c="4"/>function(&amp;a); // Prints address of a in hexadecimal</text:p>
      <text:p text:style-name="P24"><text:s text:c="4"/>function(nullptr); // Prints “nullptr”</text:p>
      <text:p text:style-name="P24"/>
      <text:p text:style-name="P24"><text:s text:c="4"/>int * b = &amp;a;</text:p>
      <text:p text:style-name="P24"><text:s text:c="4"/>function(b); // Prints address of a in hexadecimal</text:p>
      <text:p text:style-name="P24"><text:soft-page-break/></text:p>
      <text:p text:style-name="P24"><text:s text:c="4"/>int * c = nullptr;</text:p>
      <text:p text:style-name="P24"><text:s text:c="4"/>function(c); // Prints 0 in hexadecimal</text:p>
      <text:p text:style-name="P24">}</text:p>
      <text:p text:style-name="P22">```</text:p>
      <text:p text:style-name="P22"/>
      <text:p text:style-name="P24">Furthermore, the following is a compilation error:</text:p>
      <text:p text:style-name="P24">```</text:p>
      <text:p text:style-name="P24">int main(void)</text:p>
      <text:p text:style-name="P24">{</text:p>
      <text:p text:style-name="P24"><text:s text:c="4"/>int a = nullptr; // compiler error due to type mismatch</text:p>
      <text:p text:style-name="P24">}</text:p>
      <text:p text:style-name="P24">```</text:p>
      <text:p text:style-name="P24"/>
      <text:p text:style-name="P24">However, the following is permitted:</text:p>
      <text:p text:style-name="P24">```</text:p>
      <text:p text:style-name="P24">int main(void)</text:p>
      <text:p text:style-name="P24">{</text:p>
      <text:p text:style-name="P24"><text:s text:c="4"/>int a = <text:span text:style-name="T9">reinterpret</text:span>_cast&lt;int&gt;(nullptr); // allowed, a becomes 0</text:p>
      <text:p text:style-name="P24">}</text:p>
      <text:p text:style-name="P24">```</text:p>
      <text:p text:style-name="P24"/>
      <text:p text:style-name="P24"><text:span text:style-name="T2">Note that</text:span> many implementations of `NULL` have been redefined as `nullptr` to make the formerly legal action of `int a = NULL;` a compiler error.</text:p>
      <text:p text:style-name="P24"/>
      <text:p text:style-name="P24"/>
      <text:p text:style-name="P43">Type Aliases</text:p>
      <text:p text:style-name="P25"/>
      <text:p text:style-name="P13">Overview</text:p>
      <text:p text:style-name="P25"/>
      <text:p text:style-name="P25">A type alias is an identifier that can be used as an alias for another type – i.e. the alias and the original type name are interchangeable.</text:p>
      <text:p text:style-name="P25"/>
      <text:p text:style-name="P14">Type aliases defined with typedef</text:p>
      <text:p text:style-name="P25"/>
      <text:p text:style-name="P25">Traditionally this is done with `typedef`, where the type name comes first and the alias comes afterwards, for example the statement `typedef int Index;` creates the type alias `Index` which is equivalent to `int` such that `Index <text:span text:style-name="T3">a </text:span>= 1 + 1;`.</text:p>
      <text:p text:style-name="P25"/>
      <text:p text:style-name="P26">To further illustrate, consider the following code, <text:span text:style-name="T4">which prints “int: 2” to stdout because `Index` is synonymous with `int`, thus the overload for `int` is called.</text:span></text:p>
      <text:p text:style-name="P26">```</text:p>
      <text:p text:style-name="P26">void print(int i)</text:p>
      <text:p text:style-name="P26">{</text:p>
      <text:p text:style-name="P26"><text:s text:c="4"/>std::cout &lt;&lt; “int: “ &lt;&lt; <text:s/>i &lt;&lt; '\n';</text:p>
      <text:p text:style-name="P26">}</text:p>
      <text:p text:style-name="P26"/>
      <text:p text:style-name="P26">void print(char c)</text:p>
      <text:p text:style-name="P26">{</text:p>
      <text:p text:style-name="P26"><text:s text:c="4"/>std::cout &lt;&lt; “char: “ &lt;&lt; c &lt;&lt; '\n';</text:p>
      <text:p text:style-name="P26">}</text:p>
      <text:p text:style-name="P26"/>
      <text:p text:style-name="P26">void print(bool b)</text:p>
      <text:p text:style-name="P26">{</text:p>
      <text:p text:style-name="P26"><text:s text:c="4"/>std::cout &lt;&lt; “bool: “ &lt;&lt; (b ? “true” : “false”) &lt;&lt; '\n';</text:p>
      <text:p text:style-name="P26">}</text:p>
      <text:p text:style-name="P26"/>
      <text:p text:style-name="P26">typedef int Index;</text:p>
      <text:p text:style-name="P26"/>
      <text:p text:style-name="P26">int main(void)</text:p>
      <text:p text:style-name="P26">{ <text:s text:c="3"/></text:p>
      <text:p text:style-name="P26"><text:s text:c="4"/>Index a = 1 + 1;</text:p>
      <text:p text:style-name="P26"><text:s text:c="4"/>print(a);</text:p>
      <text:p text:style-name="P26"><text:s text:c="4"/>return 0;</text:p>
      <text:p text:style-name="P26">}</text:p>
      <text:p text:style-name="P26">```</text:p>
      <text:p text:style-name="P27"/>
      <text:p text:style-name="P28">In C++11 there is a newer, more intuitive way of assigning a type alias by using the `using` keyword. (Note that the keyword `using` already existed in the language prior to C++ and has other uses in other contexts. C++11 added a new usage to an existing keyword.)</text:p>
      <text:p text:style-name="P28"/>
      <text:p text:style-name="P14">Type aliases defined with using</text:p>
      <text:p text:style-name="P28"/>
      <text:p text:style-name="P28">The `using` keyword can be used to declare a type alias as thus: `using Index = int;`, which is equivalent to the earlier example of `typedef int Index;`. `using` is now preferred to `typedef` for several reasons.</text:p>
      <text:p text:style-name="P28">Firstly the equals sign acts as a separator to make it clear where the alias ends and the original type name begins.</text:p>
      <text:p text:style-name="P28"><text:soft-page-break/>Secondly the ordering of the alias and the original type match the order in which variables are declared as opposed to the 'backwards' way used by `typedef`.</text:p>
      <text:p text:style-name="P28">And thirdly it allows for another use case that will be discussed later in the 'Hard' section because of its relationship to templates.</text:p>
      <text:p text:style-name="P28"/>
      <text:p text:style-name="P15"/>
      <text:p text:style-name="P44">Type Inference</text:p>
      <text:p text:style-name="P16"/>
      <text:p text:style-name="P17"/>
      <text:p text:style-name="P17">Overview</text:p>
      <text:p text:style-name="P29"/>
      <text:p text:style-name="P29">Type inference is the process of inferring a type from an expression.</text:p>
      <text:p text:style-name="P29">If the individual parts of an expression have enough type information present, the type of an expression can be inferred from its contents.</text:p>
      <text:p text:style-name="P29"/>
      <text:p text:style-name="P29">For example, an integer literal <text:span text:style-name="T5">is of</text:span> type `int`, and the operator `+` with two `int` operands returns an `int`, so the type of the expression `1 + 1` can be inferred to be `int`. The same principles can be applied to functions rather than operators and variables rather than constants, thus permitting the inference of the majority of expressions.</text:p>
      <text:p text:style-name="P30">(The idea that an integer literal is of type `int` is an oversimplification for ease of explanation, see `Note` section for more details.)</text:p>
      <text:p text:style-name="P29"/>
      <text:p text:style-name="P31">C++11 mandates that type inference be included in the compiler implementation in order to facilitate two new language features, `auto` and `decltype`.</text:p>
      <text:p text:style-name="P31"/>
      <text:p text:style-name="P17">The auto specifier</text:p>
      <text:p text:style-name="P31"/>
      <text:p text:style-name="P31">`auto` is used to allow a variable to infer its type from its assigning expression.</text:p>
      <text:p text:style-name="P31">For example the statement `auto i = 1 + 1;` infers the type of `i` to be `int`.</text:p>
      <text:p text:style-name="P31"/>
      <text:p text:style-name="P31">`auto` can also include `const`, `*` and `&amp;` to infer constant values, pointers and references.</text:p>
      <text:p text:style-name="P31">For example `const auto &amp; a = b;` makes `a` a const reference to `b` whilst correctly inferring the type. Thus if the type of `b` is changed at compile time, the type of `a` will update automatically because it is inferred rather than explicitly specified.</text:p>
      <text:p text:style-name="P31"/>
      <text:p text:style-name="P17">The decltype specifier</text:p>
      <text:p text:style-name="P31"/>
      <text:p text:style-name="P31">`decltype` also offers the power of type inference, but has a different use case.</text:p>
      <text:p text:style-name="P31">An expression of `decltype(e)` where `e` represents the type of `e`.</text:p>
      <text:p text:style-name="P31"><text:span text:style-name="T5">In other words</text:span> `decltype(0)` <text:span text:style-name="T5">evaluates as the type</text:span> `int` and can be used in place of `int` anywhere where a type is expected, such as when creating type aliases or declaring variables.</text:p>
      <text:p text:style-name="P30">For example, `using Index = decltype(0);` will create a type alias `Index` that has the type of `int` because `int` is the type of the integer literal `0`.</text:p>
      <text:p text:style-name="P30"/>
      <text:p text:style-name="P30">`decltype` can handle complex expressions, such as `decltype((1 + 1) / static_cast&lt;float&gt;(2) * 2.0)`, which evaluates to `double` because `2.0` is a floating point literal of type <text:span text:style-name="T6">`</text:span>double<text:span text:style-name="T6">`</text:span> <text:span text:style-name="T6">supersedes the `int` and `float` values due to floating point promotion as a result of implicit conversion rules.</text:span></text:p>
      <text:p text:style-name="P30"/>
      <text:p text:style-name="P18">The type of nullptr</text:p>
      <text:p text:style-name="P32"/>
      <text:p text:style-name="P32">The type of `nullptr` is not representable with a single keyword.</text:p>
      <text:p text:style-name="P32">However, due to the `decltype` mechanism, it is possible to create a type alias for the type of `nullptr`, which is how `std::nullptr_t` is typically implemented.</text:p>
      <text:p text:style-name="P32">Specifically `std::nullptr_t` is typically defined as either `typedef decltype(nullptr) nullptr_t;` or `using nullptr_t = decltype(nullptr);` within stdlib implementations.</text:p>
      <text:p text:style-name="P32">A similar approach is sometimes used for `std::size_t` where an expression similar to `using size_t = sizeof(0);` is sometimes used.</text:p>
      <text:p text:style-name="P31"/>
      <text:p text:style-name="P17"><text:soft-page-break/>Final word</text:p>
      <text:p text:style-name="P31"/>
      <text:p text:style-name="P31">While all this may seem powerful and useful, I urge caution where possible.</text:p>
      <text:p text:style-name="P31">`auto` makes writing code easier, but it can also make code harder to read when the inferred type isn't easy to figure out or is important to know, hence `auto` is best kept to cases where the type of an expression is obvious, where the type has a long name, where the type would be repeated (e.g. taking the result of a constructor or cast), or with templates where the inferred type might vary or is less important.</text:p>
      <text:p text:style-name="P31"/>
      <text:p text:style-name="P19">Note</text:p>
      <text:p text:style-name="P30"/>
      <text:p text:style-name="P30">Stating that an integer literal is of type `int` is an oversimplification for the sake of keeping the explanation short and easy. In truth there are rules about what type an integer literal is, which depend on the actual size of `int`, which may be anything from 16 bits to 64 bits on most systems. As a rule of thumb, an integer literal takes the smallest type equal to or larger than `int` in which it can fit. Which is to say it will never be of type `char` or `short int`, but may be of type `int`, `long int` or `long long int`.</text:p>
      <text:p text:style-name="P30"/>
      <text:p text:style-name="P30"/>
      <text:p text:style-name="P45">Scoped Enumerations</text:p>
      <text:p text:style-name="P2"/>
      <text:p text:style-name="P3"/>
      <text:p text:style-name="P3"/>
      <text:p text:style-name="P1"/>
      <text:p text:style-name="P39">Enumerations With A Fixed Underlying Type</text:p>
      <text:p text:style-name="P1"/>
      <text:p text:style-name="P1"/>
      <text:p text:style-name="P40">Static Assertions</text:p>
      <text:p text:style-name="P33"/>
      <text:p text:style-name="P33"/>
      <text:p text:style-name="P41">Medium</text:p>
      <text:p text:style-name="P5"/>
      <text:p text:style-name="P5"/>
      <text:p text:style-name="P41">String Literals</text:p>
      <text:p text:style-name="P5"/>
      <text:p text:style-name="P5"/>
      <text:p text:style-name="P46">Range Based For Loops</text:p>
      <text:p text:style-name="P34"/>
      <text:p text:style-name="P34"/>
      <text:p text:style-name="P47">Explicit Conversion Functions</text:p>
      <text:p text:style-name="P35"/>
      <text:p text:style-name="P35"/>
      <text:p text:style-name="P48">Delegating Constructors</text:p>
      <text:p text:style-name="P36"/>
      <text:p text:style-name="P36"/>
      <text:p text:style-name="P49">Defaulted Constructors</text:p>
      <text:p text:style-name="P37"/>
      <text:p text:style-name="P37"/>
      <text:p text:style-name="P50">Deleted Constructors</text:p>
      <text:p text:style-name="P38"/>
      <text:p text:style-name="P38"/>
      <text:p text:style-name="P50">Deleted Functions</text:p>
      <text:p text:style-name="P38"/>
      <text:p text:style-name="P6"/>
      <text:p text:style-name="P39">The constexpr Specifier</text:p>
      <text:p text:style-name="P3"/>
      <text:p text:style-name="P3"/>
      <text:p text:style-name="P39">Hard</text:p>
      <text:p text:style-name="P3"/>
      <text:p text:style-name="P3"/>
      <text:p text:style-name="P39">Template Type Aliases</text:p>
      <text:p text:style-name="P3"/>
      <text:p text:style-name="P3"/>
      <text:p text:style-name="P39">The override Specifier</text:p>
      <text:p text:style-name="P3"/>
      <text:p text:style-name="P3"/>
      <text:p text:style-name="P39">The final Specifier</text:p>
      <text:p text:style-name="P3"/>
      <text:p text:style-name="P3"/>
      <text:p text:style-name="P39">User Defined Literals</text:p>
      <text:p text:style-name="P3"/>
      <text:p text:style-name="P3"/>
      <text:p text:style-name="P39">Very Hard</text:p>
      <text:p text:style-name="P39">Move Semantics</text:p>
      <text:p text:style-name="P3"/>
      <text:p text:style-name="P3"/>
      <text:p text:style-name="P39">Alignment</text:p>
      <text:p text:style-name="P3"/>
      <text:p text:style-name="P3"/>
      <text:p text:style-name="P39">Mind Numbingly Hard</text:p>
      <text:p text:style-name="P3"/>
      <text:p text:style-name="P3"/>
      <text:p text:style-name="P39">Variadic Template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29:33.589000000</meta:creation-date>
    <dc:date>2018-01-09T21:54:26.863000000</dc:date>
    <meta:editing-duration>PT2H9M43S</meta:editing-duration>
    <meta:editing-cycles>24</meta:editing-cycles>
    <meta:generator>LibreOffice/4.3.7.2$Windows_x86 LibreOffice_project/8a35821d8636a03b8bf4e15b48f59794652c68ba</meta:generator>
    <meta:document-statistic meta:table-count="0" meta:image-count="0" meta:object-count="0" meta:page-count="30" meta:paragraph-count="164" meta:word-count="1562" meta:character-count="9271" meta:non-whitespace-character-count="7790"/>
  </office:meta>
</office:document-meta>
</file>